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5200792297758675915"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2461275549305131023"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3627710264127100570"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817204435275531544"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944486952897765692"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790514020694114170"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115741275319799260"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8997576902897805810"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682997" text:continue-list="list8115741275319799260"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587386974282982853"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659840"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674246"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666870"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658444"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659147"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2222912204785751156"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300143955819657196"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930678483757034582"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669950"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4559052879889253798"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4289482431856871844"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264137404845860281" text:style-name="L15">
        <text:list-item>
          <text:list>
            <text:list-header>
              <text:p text:style-name="P187">1.5 miles averaging about 9:40/mile and rest 1 min</text:p>
            </text:list-header>
          </text:list>
        </text:list-item>
      </text:list>
      <text:p text:style-name="P25">1 mile in 8:26 and rest 2 min</text:p>
      <text:list xml:id="list5931072666579070452"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2430683896777448909"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667127"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3413950362927405605"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860729835471079898"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5233318945585359069"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662117" text:continue-list="list4860729835471079898" text:style-name="L19">
        <text:list-item>
          <text:list>
            <text:list-header>
              <text:p text:style-name="P191">(Pace*HR)=1240</text:p>
            </text:list-header>
          </text:list>
        </text:list-item>
      </text:list>
      <text:list xml:id="list40673915" text:continue-list="list3413950362927405605" text:style-name="L18">
        <text:list-item>
          <text:list>
            <text:list-header>
              <text:p text:style-name="P190">2 miles at 10:46/mile Ave HR= 121 bpm and rest a few minutes</text:p>
            </text:list-header>
          </text:list>
        </text:list-item>
      </text:list>
      <text:list xml:id="list40664908" text:continue-list="list40662117"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677390"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921192773323350966"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876621776275287519"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623254895145753795"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218536540216200285"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987903936404376513"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13721830647380528"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669944"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659754"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767501288807446320"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495933618658920645"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8522818414038211642"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976677934878940031"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635848993021674275"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5339637030599197047" text:style-name="L32">
        <text:list-item>
          <text:list>
            <text:list-header>
              <text:p text:style-name="P201">0.25 miles in 2:54</text:p>
              <text:p text:style-name="P201">1 mile in 9:21 going faster as I ran and ending at around 8:30 pace</text:p>
            </text:list-header>
          </text:list>
        </text:list-item>
      </text:list>
      <text:list xml:id="list1604240486133806921"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006021582493798095"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582147669075509595"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359478460151928336"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3576038611950365108"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2329284353471857786"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302834165580443819"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text:soft-page-break/>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224084231210492245"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text:soft-page-break/>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23T20:41:38.96</dc:date>
    <dc:creator>James Lombardi</dc:creator>
    <meta:editing-duration>P35DT20M35S</meta:editing-duration>
    <meta:editing-cycles>2463</meta:editing-cycles>
    <meta:generator>OpenOffice/4.1.2$Win32 OpenOffice.org_project/412m3$Build-9782</meta:generator>
    <meta:document-statistic meta:table-count="0" meta:image-count="9" meta:object-count="0" meta:page-count="243" meta:paragraph-count="7158" meta:word-count="76890" meta:character-count="393407"/>
  </office:meta>
</office:document-meta>
</file>